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3" style:family="paragraph" style:parent-style-name="Preformatted_20_Text">
      <style:paragraph-properties fo:margin-top="0cm" fo:margin-bottom="0.499cm" loext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9"/>
    <style:style style:name="P13" style:family="paragraph" style:parent-style-name="Text_20_body" style:list-style-name="L1">
      <style:paragraph-properties fo:margin-top="0cm" fo:margin-bottom="0cm" loext:contextual-spacing="false"/>
    </style:style>
    <style:style style:name="P14" style:family="paragraph" style:parent-style-name="Text_20_body" style:list-style-name="L2">
      <style:paragraph-properties fo:margin-top="0cm" fo:margin-bottom="0cm" loext:contextual-spacing="false"/>
    </style:style>
    <style:style style:name="P15" style:family="paragraph" style:parent-style-name="Text_20_body" style:list-style-name="L2">
      <style:paragraph-properties fo:margin-top="0cm" fo:margin-bottom="0cm" loext:contextual-spacing="false"/>
      <style:text-properties officeooo:paragraph-rsid="001a0855"/>
    </style:style>
    <style:style style:name="P16" style:family="paragraph" style:parent-style-name="Text_20_body" style:list-style-name="L4">
      <style:paragraph-properties fo:margin-top="0cm" fo:margin-bottom="0cm" loext:contextual-spacing="false"/>
    </style:style>
    <style:style style:name="P17" style:family="paragraph" style:parent-style-name="Text_20_body" style:list-style-name="L5">
      <style:paragraph-properties fo:margin-top="0cm" fo:margin-bottom="0cm" loext:contextual-spacing="false"/>
    </style:style>
    <style:style style:name="P18" style:family="paragraph" style:parent-style-name="Text_20_body" style:list-style-name="L6">
      <style:paragraph-properties fo:margin-top="0cm" fo:margin-bottom="0cm" loext:contextual-spacing="false"/>
    </style:style>
    <style:style style:name="P19" style:family="paragraph" style:parent-style-name="Text_20_body" style:list-style-name="L9">
      <style:paragraph-properties fo:margin-top="0cm" fo:margin-bottom="0cm" loext:contextual-spacing="false"/>
    </style:style>
    <style:style style:name="P20" style:family="paragraph" style:parent-style-name="Table_20_Contents">
      <loext:graphic-properties draw:fill="solid" draw:fill-color="#fdb94d" draw:opacity="100%"/>
      <style:paragraph-properties fo:background-color="#fdb94d"/>
      <style:text-properties fo:background-color="#faa61a"/>
    </style:style>
    <style:style style:name="T1" style:family="text">
      <style:text-properties fo:color="#0000ff"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a085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elenium WebDriver – Disposable Selenium Grid Infrastructure Setup using Zalenium</text:h>
      <text:p text:style-name="P1">May 29, 2017 <text:a xlink:type="simple" xlink:href="http://www.testautomationguru.com/selenium-webdriver-disposable-selenium-grid-infrastructure-setup-using-zalenium/#respond" text:style-name="Internet_20_link" text:visited-style-name="Visited_20_Internet_20_Link">No comments</text:a> Article </text:p>
      <text:section text:style-name="Sect1" text:name="quads-ad1">
        <text:p text:style-name="P2"><text:bookmark text:name="aswift_0_anchor"/><text:bookmark text:name="aswift_0_expand"/></text:p>
      </text:section>
      <text:h text:style-name="Heading_20_2" text:outline-level="2"><text:span text:style-name="Strong_20_Emphasis">Overview:</text:span></text:h>
      <text:p text:style-name="Text_20_body">We already have seen the challenges related to setting up the Selenium Grid infrastructure and how docker helps us in setting up a flexible/disposable/highly scalable selenium grid within few seconds in these articles below.</text:p>
      <text:list xml:id="list3738778820" text:style-name="L1">
        <text:list-item>
          <text:p text:style-name="P13"><text:a xlink:type="simple" xlink:href="http://www.testautomationguru.com/selenium-grid-setup-using-docker/" office:target-frame-name="_blank" xlink:show="new" text:style-name="Internet_20_link" text:visited-style-name="Visited_20_Internet_20_Link"><text:span text:style-name="T1">Docker – Selenium Grid Setup</text:span></text:a> </text:p>
        </text:list-item>
        <text:list-item>
          <text:p text:style-name="P4"><text:a xlink:type="simple" xlink:href="http://www.testautomationguru.com/selenium-webdriver-managing-selenium-grid-infrastructure-using-arquillian-cube/" office:target-frame-name="_blank" xlink:show="new" text:style-name="Internet_20_link" text:visited-style-name="Visited_20_Internet_20_Link"><text:span text:style-name="T1">Arquillian Cube – Managing Dockerized Selenium Grid</text:span></text:a> </text:p>
        </text:list-item>
      </text:list>
      <text:p text:style-name="Text_20_body">In this article, We will see how Zalenium (a similar dockerized selenium grid infrastructure with few other features) helps.</text:p>
      <text:h text:style-name="Heading_20_2" text:outline-level="2"><text:span text:style-name="Strong_20_Emphasis">Zalenium Setup:</text:span></text:h>
      <text:list xml:id="list2343192385" text:style-name="L2">
        <text:list-item>
          <text:p text:style-name="P14">Ensure that you have latest docker engine is running. You can get the instructions <text:a xlink:type="simple" xlink:href="https://docs.docker.com/docker-for-mac/" office:target-frame-name="_blank" xlink:show="new" text:style-name="Internet_20_link" text:visited-style-name="Visited_20_Internet_20_Link"><text:span text:style-name="T1">here</text:span></text:a> on installing docker. </text:p>
        </text:list-item>
        <text:list-item>
          <text:p text:style-name="P14">Pull below docker images. </text:p>
          <text:list>
            <text:list-item>
              <text:p text:style-name="P14"><text:span text:style-name="T3">Sudo </text:span>docker pull elgalu/selenium </text:p>
            </text:list-item>
            <text:list-item>
              <text:p text:style-name="P15"><text:span text:style-name="T3">Sudo </text:span>docker pull dosel/zalenium </text:p>
            </text:list-item>
          </text:list>
        </text:list-item>
        <text:list-item>
          <text:p text:style-name="P5">Run the below command to start the zaleniukm-selenium-grid </text:p>
        </text:list-item>
      </text:list>
      <text:p text:style-name="Preformatted_20_Text"><text:span text:style-name="Source_20_Text">docker run --rm -ti --name zalenium -p 4444:4444 -p 5555:5555 \</text:span></text:p>
      <text:p text:style-name="Preformatted_20_Text"><text:span text:style-name="Source_20_Text"><text:s text:c="4"/>-v /var/run/docker.sock:/var/run/docker.sock \</text:span></text:p>
      <text:p text:style-name="Preformatted_20_Text"><text:span text:style-name="Source_20_Text"><text:s text:c="4"/>-v /tmp/videos:/home/seluser/videos \</text:span></text:p>
      <text:p text:style-name="Preformatted_20_Text"><text:span text:style-name="Source_20_Text"><text:s text:c="4"/>dosel/zalenium start</text:span></text:p>
      <text:p text:style-name="P3">Copy</text:p>
      <text:list xml:id="list4037943583" text:style-name="L3">
        <text:list-item>
          <text:p text:style-name="P6">Zalenium is ready to use now in our tests. </text:p>
        </text:list-item>
      </text:list>
      <text:p text:style-name="Preformatted_20_Text"><text:span text:style-name="Source_20_Text">DesiredCapabilities dc = DesiredCapabilities.firefox(); </text:span></text:p>
      <text:p text:style-name="Preformatted_20_Text"><text:span text:style-name="Source_20_Text">RemoteWebDriver driver=new RemoteWebDriver(new URL("http://10.11.12.13:4444/wd/hub"), dc);</text:span></text:p>
      <text:p text:style-name="Preformatted_20_Text"><text:span text:style-name="Source_20_Text"><text:s/></text:span></text:p>
      <text:p text:style-name="Preformatted_20_Text"><text:span text:style-name="Source_20_Text">driver.get("https://www.google.com");</text:span></text:p>
      <text:p text:style-name="P3">Copy</text:p>
      <text:h text:style-name="Heading_20_2" text:outline-level="2"><text:span text:style-name="Strong_20_Emphasis">Zalenium – Live Preview:</text:span></text:h>
      <text:list xml:id="list933014178" text:style-name="L4">
        <text:list-item>
          <text:p text:style-name="P16">One of the cool features of zalenium is the live preview of the dockerized containers. We can access this using below URL. </text:p>
          <text:list>
            <text:list-item>
              <text:p text:style-name="P7">http://ipofdockerenginer:4444/grid/admin/live# </text:p>
            </text:list-item>
          </text:list>
        </text:list-item>
      </text:list>
      <table:table table:name="Table1" table:style-name="Table1">
        <table:table-column table:style-name="Table1.A"/>
        <text:soft-page-break/>
        <table:table-row>
          <table:table-cell table:style-name="Table1.A1" office:value-type="string">
            <text:p text:style-name="P20">Hmm. We’re having trouble finding that site.</text:p>
            <text:p text:style-name="P20"/>
            <text:p text:style-name="P20">We can’t connect to the server at ipofdockerenginer.</text:p>
            <text:p text:style-name="P20"/>
            <text:p text:style-name="P20">If that address is correct, here are three other things you can try:</text:p>
            <text:p text:style-name="P20"/>
            <text:p text:style-name="P20"><text:s text:c="4"/>Try again later.</text:p>
            <text:p text:style-name="P20"><text:s text:c="4"/>Check your network connection.</text:p>
            <text:p text:style-name="P20"><text:s text:c="4"/>If you are connected but behind a firewall, check that Firefox has permission to access the Web.</text:p>
          </table:table-cell>
        </table:table-row>
      </table:table>
      <text:p text:style-name="Text_20_body"/>
      <text:p text:style-name="Text_20_body"/>
      <text:list xml:id="list1172651853" text:style-name="L5">
        <text:list-item>
          <text:p text:style-name="P17">By default, our Selenium grid will have 1 Chrome and 1 Firefox container. If you need more, say 3 chrome containers, 2 firefox then use below arguments </text:p>
          <text:list>
            <text:list-item>
              <text:p text:style-name="P17">–chromeContainers 3 </text:p>
            </text:list-item>
            <text:list-item>
              <text:p text:style-name="P8">–firefoxContainers 2 </text:p>
            </text:list-item>
          </text:list>
        </text:list-item>
      </text:list>
      <text:p text:style-name="Preformatted_20_Text"><text:span text:style-name="Source_20_Text">docker run --rm -ti --name zalenium -p 4444:4444 -p 5555:5555 \</text:span></text:p>
      <text:p text:style-name="Preformatted_20_Text"><text:span text:style-name="Source_20_Text"><text:s text:c="4"/>-v /var/run/docker.sock:/var/run/docker.sock \</text:span></text:p>
      <text:p text:style-name="Preformatted_20_Text"><text:span text:style-name="Source_20_Text"><text:s text:c="4"/>-v /tmp/videos:/home/seluser/videos \</text:span></text:p>
      <text:p text:style-name="Preformatted_20_Text"><text:span text:style-name="Source_20_Text"><text:s text:c="4"/>dosel/zalenium start --chromeContainers 3 --firefoxContainers 2</text:span></text:p>
      <text:p text:style-name="P3">Copy</text:p>
      <text:p text:style-name="Text_20_body"> <text:span text:style-name="Strong_20_Emphasis">Demo:</text:span></text:p>
      <text:p text:style-name="Text_20_body">I am running the test I had created as part of <text:a xlink:type="simple" xlink:href="http://www.testautomationguru.com/selenium-webdriver-automating-custom-controls-datepicker/" office:target-frame-name="_blank" xlink:show="new" text:style-name="Internet_20_link" text:visited-style-name="Visited_20_Internet_20_Link"><text:span text:style-name="T1">DatePicker</text:span></text:a> Automation in this demo.</text:p>
      <text:p text:style-name="Text_20_body"/>
      <text:p text:style-name="Text_20_body"><text:span text:style-name="T2">I have embedded this live preview in Jenkins itself. You would like to know how? Check </text:span><text:a xlink:type="simple" xlink:href="http://www.testautomationguru.com/embedding-zalenium-live-execution-in-jenkins/" office:target-frame-name="_blank" xlink:show="new" text:style-name="Internet_20_link" text:visited-style-name="Visited_20_Internet_20_Link"><text:span text:style-name="Strong_20_Emphasis"><text:span text:style-name="T1">here</text:span></text:span></text:a><text:span text:style-name="T2">.</text:span></text:p>
      <text:h text:style-name="Heading_20_2" text:outline-level="2"><text:span text:style-name="Strong_20_Emphasis">Dashboard:</text:span></text:h>
      <text:list xml:id="list2909903968" text:style-name="L6">
        <text:list-item>
          <text:p text:style-name="P18">Zalenium also has  a nice dashboard to show the list of recorded tests it has captured. </text:p>
          <text:list>
            <text:list-item>
              <text:p text:style-name="P9">Can be accessed at this URL:  http://ipofdockerengine:5555 </text:p>
            </text:list-item>
          </text:list>
        </text:list-item>
      </text:list>
      <text:p text:style-name="Text_20_body"/>
      <text:list xml:id="list1570444550" text:style-name="L7">
        <text:list-item>
          <text:p text:style-name="P10">By default, name of the test has some random string which can be replaced by passing the name of test in the Desired Capabilities. </text:p>
        </text:list-item>
      </text:list>
      <text:p text:style-name="Preformatted_20_Text"><text:span text:style-name="Source_20_Text">desiredCapabilities.setCapability("name", "myTestName");</text:span></text:p>
      <text:p text:style-name="P3">Copy</text:p>
      <text:list xml:id="list1014515056" text:style-name="L8">
        <text:list-item>
          <text:p text:style-name="P11">Disable the video recording feature using below capability. </text:p>
        </text:list-item>
      </text:list>
      <text:p text:style-name="Preformatted_20_Text"><text:span text:style-name="Source_20_Text">desiredCapabilities.setCapability("recordVideo", false);</text:span></text:p>
      <text:p text:style-name="P3">Copy</text:p>
      <text:h text:style-name="Heading_20_2" text:outline-level="2"><text:soft-page-break/><text:span text:style-name="Strong_20_Emphasis">Integrating with Cloud Testing Platforms:</text:span></text:h>
      <text:list xml:id="list1321371821" text:style-name="L9">
        <text:list-item>
          <text:p text:style-name="P19">Yet another cool feature of zalenium is – It can be integrated with cloud based testing solutions like BrowserStack/SuaceLabs. </text:p>
        </text:list-item>
        <text:list-item>
          <text:p text:style-name="P19">Any incoming request to the hub is verified by zalenium – If it can create a container for the request, It starts a container and runs the test. </text:p>
        </text:list-item>
        <text:list-item>
          <text:p text:style-name="P12">Otherwise, the test gets executed at the cloud testing platforms. </text:p>
        </text:list-item>
      </text:list>
      <text:p text:style-name="Text_20_body"/>
      <text:h text:style-name="Heading_20_2" text:outline-level="2"><text:span text:style-name="Strong_20_Emphasis">Sauce Labs:</text:span></text:h>
      <text:p text:style-name="Preformatted_20_Text"><text:span text:style-name="Source_20_Text">export SAUCE_USERNAME=[your Sauce Labs username]</text:span></text:p>
      <text:p text:style-name="Preformatted_20_Text"><text:span text:style-name="Source_20_Text">export SAUCE_ACCESS_KEY=[your Sauce Labs access key]</text:span></text:p>
      <text:p text:style-name="Preformatted_20_Text"><text:span text:style-name="Source_20_Text">docker run --rm -ti --name zalenium -p 4444:4444 -p 5555:5555 \</text:span></text:p>
      <text:p text:style-name="Preformatted_20_Text"><text:span text:style-name="Source_20_Text"><text:s text:c="8"/>-e SAUCE_USERNAME -e SAUCE_ACCESS_KEY \</text:span></text:p>
      <text:p text:style-name="Preformatted_20_Text"><text:span text:style-name="Source_20_Text"><text:s text:c="8"/>-v /tmp/videos:/home/seluser/videos \</text:span></text:p>
      <text:p text:style-name="Preformatted_20_Text"><text:span text:style-name="Source_20_Text"><text:s text:c="8"/>-v /var/run/docker.sock:/var/run/docker.sock \</text:span></text:p>
      <text:p text:style-name="Preformatted_20_Text"><text:span text:style-name="Source_20_Text"><text:s text:c="8"/>dosel/zalenium start --sauceLabsEnabled true</text:span></text:p>
      <text:p text:style-name="P3">Copy</text:p>
      <text:h text:style-name="Heading_20_2" text:outline-level="2"><text:span text:style-name="Strong_20_Emphasis">BrowserStack:</text:span></text:h>
      <text:p text:style-name="Preformatted_20_Text"><text:span text:style-name="Source_20_Text">export BROWSER_STACK_USER=[your BrowserStack username]</text:span></text:p>
      <text:p text:style-name="Preformatted_20_Text"><text:span text:style-name="Source_20_Text">export BROWSER_STACK_KEY=[your BrowserStack access key]</text:span></text:p>
      <text:p text:style-name="Preformatted_20_Text"><text:span text:style-name="Source_20_Text">docker run --rm -ti --name zalenium -p 4444:4444 -p 5555:5555 \</text:span></text:p>
      <text:p text:style-name="Preformatted_20_Text"><text:span text:style-name="Source_20_Text"><text:s text:c="8"/>-e BROWSER_STACK_USER -e BROWSER_STACK_KEY \</text:span></text:p>
      <text:p text:style-name="Preformatted_20_Text"><text:span text:style-name="Source_20_Text"><text:s text:c="8"/>-v /tmp/videos:/home/seluser/videos \</text:span></text:p>
      <text:p text:style-name="Preformatted_20_Text"><text:span text:style-name="Source_20_Text"><text:s text:c="8"/>-v /var/run/docker.sock:/var/run/docker.sock \</text:span></text:p>
      <text:p text:style-name="Preformatted_20_Text"><text:span text:style-name="Source_20_Text"><text:s text:c="8"/>dosel/zalenium start --browserStackEnabled true</text:span></text:p>
      <text:p text:style-name="P3">Copy</text:p>
      <text:p text:style-name="Text_20_body">For more information on <text:a xlink:type="simple" xlink:href="https://github.com/zalando/zalenium" office:target-frame-name="_blank" xlink:show="new" text:style-name="Internet_20_link" text:visited-style-name="Visited_20_Internet_20_Link"><text:span text:style-name="T1">Zalenium</text:span></text:a>, please check he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5:40:27.138066645</meta:creation-date>
    <dc:date>2018-11-02T16:43:26.558812989</dc:date>
    <meta:editing-duration>PT8M9S</meta:editing-duration>
    <meta:editing-cycles>3</meta:editing-cycles>
    <meta:generator>LibreOffice/6.0.6.2$Linux_X86_64 LibreOffice_project/00m0$Build-2</meta:generator>
    <meta:document-statistic meta:table-count="1" meta:image-count="0" meta:object-count="0" meta:page-count="3" meta:paragraph-count="76" meta:word-count="565" meta:character-count="4040" meta:non-whitespace-character-count="3450"/>
  </office:meta>
</office:document-meta>
</file>